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Eyes Right</text:span></text:p>
      <text:p text:style-name="P2"/>
      <text:p text:style-name="P1"><text:span text:style-name="T1">Read:</text:span> Numbers 21:6-9; John 5:1-9</text:p>
      <text:p text:style-name="P1"><text:s/></text:p>
      <text:p text:style-name="P1"><text:span text:style-name="T1">Text:</text:span> Acts 7:55 "But he, being full of the Holy Ghost, looked up stedfastly into heaven, and saw the glory of God, and Jesus standing on the right hand of God,"</text:p>
      <text:p text:style-name="P1"/>
      <text:p text:style-name="P1"><text:span text:style-name="T1">Introduction:</text:span> We just read two stories from the Bible that point out the importance of where we look. The story from the Old Testament is about God’s people being bitten by poisonous snakes. They were instructed to look at a brazen snake, on a pole. Once they gazed on the brazen snake on a pole they were healed. Have you ever wondered what this story is about? Why is it placed in the Bible anyway? Didn’t the snake represent satan or sin? (Phrase “Eyes Right”)</text:p>
      <text:p text:style-name="P1"><text:s text:c="2"/><text:span text:style-name="T3">This is a picture of the future of redemption</text:span>. The children of Israel had sinned against God. They were bitten by deadly serpents. Sin in our lives is deadly;spiritually. Satan does not just want us to be weak but he wants us dead to Christ. The serpent on a pole is a picture of sin hanging on a cross. II Corinthians 5:21 says "For He hath made Him to be sin for us, who knew no sin; that we might be made the righteousness of God in him." Christ took our sin and became sin hanging on a cross. It is as we look to Christ, trusting only in Him for salvation, that we are saved.</text:p>
      <text:p text:style-name="P1"><text:s text:c="2"/>You could say that where you look can save you or kill you.</text:p>
      <text:p text:style-name="P1"/>
      <text:p text:style-name="P1"><text:span text:style-name="T1">I. The man at the pool looked back:</text:span> How does the writer know how long he had been there? Somehow in the discussion he must have said: “What do you mean asking me if I want to be made whole? I’ve been here for 38 years; I know how the game is played but I haven’t been able to get to the water. I have a long history here.”</text:p>
      <text:p text:style-name="P1"><text:s text:c="2"/>There are many people who remain in a bad situation because they are hung up on the past. While others are looking for ways to get out of their mess they are sitting there complaining about how messed up things are. While some are trying to overcome an addiction they are saying: “My parents were dysfunctional and I am dysfunctional. Once an addict; always an addict. There is nothing I can do about it.” It's my ancestors fault.</text:p>
      <text:p text:style-name="P1"/>
      <text:p text:style-name="P1"><text:span text:style-name="T1">II. The man at the pool looked around:</text:span> Jesus asked him a simple question: “Do you want to be made whole?” He said something like this: “Don’t you see there are five tents here, filled with sick people? I am handicapped and cannot get to the water quickly enough. Nobody will help me. It’s not my fault. It is the fault of everyone who does not help me. It is the fault of the guy who steps in front of me.”</text:p>
      <text:p text:style-name="P1"><text:s text:c="2"/>Do you know people who blame everyone else for their situation? If the rest of the world would cooperate I would be happy and blessed. We are like Esau who traded his birthright for bean soup and then he blamed his brother.</text:p>
      <text:p text:style-name="P1"/>
      <text:p text:style-name="P1"><text:span text:style-name="T1">III. The man at the pool looked within:</text:span> There are no exact words that say he looked within but the despair in the text bears this out. He must have been asking himself why he couldn’t muster the strength when the waters moved to get in. “I know that I’m weak,” he might have said, “but you’d think that my adrenaline would kick in and I could hurry at least once. It’s not fair that I am not able to participate.”</text:p>
      <text:p text:style-name="P1"><text:s text:c="2"/>Have you ever wondered why others are successful and not you? I have many times. “Why can someone, who can’t preach very well, start a huge growing church? Why are others successful as pastors and I am not? How come others can meet their sales goals and I can’t? How come others can get a raise and I cannot? How come others can defeat their sin and I cannot?” </text:p>
      <text:p text:style-name="P1"/>
      <text:p text:style-name="P1"><text:span text:style-name="T1">IV. The man at the pool looked up:</text:span> He had tried looking back and blaming his past. He had tried looking around and blaming others. He had looked within and found only despair. But he looks up to Jesus and finds hope and healing. Jesus tells him to: “Rise, take up thy bed, and walk.” “Get up and get out of this place for sick people, you no longer qualify to be here.”</text:p>
      <text:p text:style-name="P1"><text:s text:c="2"/>He changed his focus and then his situation changed. </text:p>
      <text:p text:style-name="P1"/>
      <text:p text:style-name="P1"><text:span text:style-name="T1">Conclude:</text:span> How about you? Will you allow Christ to make you whole or learn to live with your pain? Will you allow Christ to make you whole or are you used to your pain? Perhaps none of this affects you. You might say pastor I am not looking back, around, or within. I am living with my eyes closed. I prefer to pretend that I’m OK. If you close your eyes and whistle a happy tune then you feel better.</text:p>
      <text:p text:style-name="P1"><text:s text:c="2"/>Here is the question asked by Jesus: “Do you want to be made whole?”</text:p>
      <text:p text:style-name="P1"><text:s text:c="2"/>What direction are your eyes loo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Do You Look At The Pool</dc:title>
    <meta:initial-creator>Joel Tice</meta:initial-creator>
    <meta:creation-date>2007-08-04T21:32:00</meta:creation-date>
    <dc:creator>Joel Tice</dc:creator>
    <dc:date>2019-07-10T08:57:12.91</dc:date>
    <meta:editing-cycles>6</meta:editing-cycles>
    <meta:editing-duration>PT1H47M51S</meta:editing-duration>
    <meta:generator>OpenOffice/4.1.3$Win32 OpenOffice.org_project/413m1$Build-9783</meta:generator>
    <meta:printed-by>Joel Tice</meta:printed-by>
    <meta:print-date>2019-07-10T08:56:20.94</meta:print-date>
    <meta:document-statistic meta:table-count="0" meta:image-count="0" meta:object-count="0" meta:page-count="1" meta:paragraph-count="18" meta:word-count="854" meta:character-count="4402"/>
  </office:meta>
</office:document-meta>
</file>